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6"/>
          <table:table-cell table:number-columns-repeated="6" table:style-name="ce1" office:value-type="string" calcext:value-type="string">
            <text:p>X</text:p>
          </table:table-cell>
          <table:table-cell table:number-columns-repeated="8"/>
          <table:table-cell table:number-columns-repeated="5" table:style-name="ce3" office:value-type="string" calcext:value-type="string">
            <text:p>N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6" calcext:value-type="float">
            <text:p>206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X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number-columns-repeated="7"/>
          <table:table-cell table:number-columns-repeated="4" table:style-name="ce3" office:value-type="string" calcext:value-type="string">
            <text:p>N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6" table:style-name="ce3" office:value-type="string" calcext:value-type="string">
            <text:p>N</text:p>
          </table:table-cell>
          <table:table-cell table:style-name="ce4" office:value-type="float" office:value="207" calcext:value-type="float">
            <text:p>207</text:p>
          </table:table-cell>
          <table:table-cell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X</text:p>
          </table:table-cell>
          <table:table-cell table:number-columns-repeated="6"/>
          <table:table-cell table:number-columns-repeated="3" table:style-name="ce3" office:value-type="string" calcext:value-type="string">
            <text:p>N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8" table:style-name="ce3" office:value-type="string" calcext:value-type="string">
            <text:p>N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number-columns-repeated="11" table:style-name="ce1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N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12" table:style-name="ce1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N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3"/>
          <table:table-cell table:style-name="ce6"/>
        </table:table-row>
        <table:table-row table:style-name="ro1">
          <table:table-cell/>
          <table:table-cell table:number-columns-repeated="13" table:style-name="ce1" office:value-type="string" calcext:value-type="string">
            <text:p>X</text:p>
          </table:table-cell>
          <table:table-cell table:number-columns-repeated="6"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number-columns-repeated="13" table:style-name="ce1" office:value-type="string" calcext:value-type="string">
            <text:p>X</text:p>
          </table:table-cell>
          <table:table-cell table:number-columns-repeated="6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number-columns-repeated="13" table:style-name="ce1" office:value-type="string" calcext:value-type="string">
            <text:p>X</text:p>
          </table:table-cell>
          <table:table-cell table:number-columns-repeated="6"/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number-columns-repeated="12" table:style-name="ce1" office:value-type="string" calcext:value-type="string">
            <text:p>X</text:p>
          </table:table-cell>
          <table:table-cell table:number-columns-repeated="7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number-columns-repeated="11" table:style-name="ce1" office:value-type="string" calcext:value-type="string">
            <text:p>X</text:p>
          </table:table-cell>
          <table:table-cell table:number-columns-repeated="8"/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number-columns-repeated="10" table:style-name="ce1" office:value-type="string" calcext:value-type="string">
            <text:p>X</text:p>
          </table:table-cell>
          <table:table-cell table:number-columns-repeated="9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number-columns-repeated="9" table:style-name="ce1" office:value-type="string" calcext:value-type="string">
            <text:p>X</text:p>
          </table:table-cell>
          <table:table-cell table:number-columns-repeated="10"/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4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N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4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N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4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" office:value-type="string" calcext:value-type="string">
            <text:p>X</text:p>
          </table:table-cell>
          <table:table-cell table:number-columns-repeated="9"/>
          <table:table-cell table:number-columns-repeated="9" table:style-name="ce3" office:value-type="string" calcext:value-type="string">
            <text:p>N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number-columns-repeated="7" table:style-name="ce1" office:value-type="string" calcext:value-type="string">
            <text:p>X</text:p>
          </table:table-cell>
          <table:table-cell table:number-columns-repeated="10"/>
          <table:table-cell table:number-columns-repeated="2" table:style-name="ce3" office:value-type="string" calcext:value-type="string">
            <text:p>N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4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" office:value-type="string" calcext:value-type="string">
            <text:p>X</text:p>
          </table:table-cell>
          <table:table-cell table:number-columns-repeated="9"/>
          <table:table-cell table:number-columns-repeated="9" table:style-name="ce3" office:value-type="string" calcext:value-type="string">
            <text:p>N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number-columns-repeated="7" table:style-name="ce1" office:value-type="string" calcext:value-type="string">
            <text:p>X</text:p>
          </table:table-cell>
          <table:table-cell table:number-columns-repeated="10"/>
          <table:table-cell table:number-columns-repeated="2" table:style-name="ce3" office:value-type="string" calcext:value-type="string">
            <text:p>N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4"/>
          <table:table-cell table:number-columns-repeated="6" table:style-name="ce1" office:value-type="string" calcext:value-type="string">
            <text:p>X</text:p>
          </table:table-cell>
          <table:table-cell table:number-columns-repeated="10"/>
          <table:table-cell table:number-columns-repeated="3" table:style-name="ce3" office:value-type="string" calcext:value-type="string">
            <text:p>N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0"/>
          <table:table-cell table:number-columns-repeated="13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6"/>
          <table:table-cell table:number-columns-repeated="4" table:style-name="ce1" office:value-type="string" calcext:value-type="string">
            <text:p>X</text:p>
          </table:table-cell>
          <table:table-cell table:number-columns-repeated="10"/>
          <table:table-cell table:number-columns-repeated="5" table:style-name="ce3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N</text:p>
          </table:table-cell>
          <table:table-cell table:number-columns-repeated="14"/>
        </table:table-row>
        <table:table-row table:style-name="ro1" table:number-rows-repeated="47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7:54:59.667354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6T10:29:47.421169098</meta:creation-date>
    <dc:date>2024-07-07T17:55:51.595763188</dc:date>
    <meta:editing-duration>PT1H24M13S</meta:editing-duration>
    <meta:editing-cycles>19</meta:editing-cycles>
    <meta:generator>LibreOffice/6.4.7.2$Linux_X86_64 LibreOffice_project/40$Build-2</meta:generator>
    <meta:document-statistic meta:table-count="1" meta:cell-count="572" meta:object-count="0"/>
  </office:meta>
</office:document-meta>
</file>